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118.27mm" style:rel-column-width="45558*"/>
    </style:style>
    <style:style style:name="Tabelle1.B" style:family="table-column">
      <style:table-column-properties style:column-width="51.86mm" style:rel-column-width="19977*"/>
    </style:style>
    <style:style style:name="Tabelle1.A1" style:family="table-cell">
      <style:table-cell-properties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Footer">
      <style:text-properties officeooo:paragraph-rsid="001ed8ce"/>
    </style:style>
    <style:style style:name="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P4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5" style:family="paragraph" style:parent-style-name="Standard">
      <style:text-properties officeooo:paragraph-rsid="001ed8ce"/>
    </style:style>
    <style:style style:name="P6" style:family="paragraph" style:parent-style-name="Standard">
      <style:text-properties style:font-name="Arial" officeooo:rsid="000a61e9" officeooo:paragraph-rsid="000a61e9"/>
    </style:style>
    <style:style style:name="P7" style:family="paragraph" style:parent-style-name="Standard">
      <style:text-properties style:font-name="Arial" officeooo:paragraph-rsid="000a61e9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text-properties officeooo:paragraph-rsid="001e49a5"/>
    </style:style>
    <style:style style:name="P10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11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7bb13"/>
    </style:style>
    <style:style style:name="P12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1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rsid="00128cfc" officeooo:paragraph-rsid="00128cfc"/>
    </style:style>
    <style:style style:name="P1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1871dd"/>
    </style:style>
    <style:style style:name="P1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paragraph-rsid="001871dd"/>
    </style:style>
    <style:style style:name="P16" style:family="paragraph" style:parent-style-name="Text_20_body" style:master-page-name="">
      <style:paragraph-properties style:page-number="auto"/>
    </style:style>
    <style:style style:name="P17" style:family="paragraph" style:parent-style-name="Table_20_Contents">
      <style:paragraph-properties fo:margin-left="13mm" fo:margin-right="0mm" fo:text-indent="0mm" style:auto-text-indent="false" text:number-lines="false" text:line-number="0"/>
      <style:text-properties style:font-name="Arial"/>
    </style:style>
    <style:style style:name="P18" style:family="paragraph" style:parent-style-name="Table_20_Contents">
      <style:text-properties officeooo:paragraph-rsid="001e49a5"/>
    </style:style>
    <style:style style:name="P19" style:family="paragraph" style:parent-style-name="Table_20_Column_20_Header">
      <style:text-properties officeooo:paragraph-rsid="001e49a5"/>
    </style:style>
    <style:style style:name="P20" style:family="paragraph" style:parent-style-name="Standard" style:list-style-name="L16">
      <style:paragraph-properties fo:line-height="150%" style:shadow="none">
        <style:tab-stops>
          <style:tab-stop style:position="58.21mm"/>
        </style:tab-stops>
      </style:paragraph-properties>
      <style:text-properties officeooo:paragraph-rsid="000b911e"/>
    </style:style>
    <style:style style:name="P21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22be04"/>
    </style:style>
    <style:style style:name="P22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style:text-autospac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0b911e"/>
    </style:style>
    <style:style style:name="T3" style:family="text">
      <style:text-properties style:font-name="Arial" fo:font-weight="bold" officeooo:rsid="001871dd" style:font-weight-asian="bold" style:font-weight-complex="bold"/>
    </style:style>
    <style:style style:name="T4" style:family="text">
      <style:text-properties style:font-name="Arial" officeooo:rsid="001871dd"/>
    </style:style>
    <style:style style:name="T5" style:family="text">
      <style:text-properties officeooo:rsid="00077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61e9" style:font-weight-asian="bold" style:font-weight-complex="bold"/>
    </style:style>
    <style:style style:name="T8" style:family="text">
      <style:text-properties fo:font-weight="bold" officeooo:rsid="001871d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871dd"/>
    </style:style>
    <style:style style:name="T11" style:family="text">
      <style:text-properties officeooo:rsid="000a61e9"/>
    </style:style>
    <style:style style:name="T12" style:family="text">
      <style:text-properties officeooo:rsid="00191f75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<text:span text:style-name="T9"><text:conditional-text text:condition="ooow:true" text:string-value-if-true="&quot;this.owner.full_name&quot;" text:string-value-if-false="">this.owner.full_name</text:conditional-text></text:span><text:line-break/><text:span text:style-name="T12">NISS: </text:span><text:span text:style-name="T12"><text:conditional-text text:condition="ooow:true" text:string-value-if-true="&quot;this.owner.national_id&quot;" text:string-value-if-false="">this.owner.national_id</text:conditional-text></text:span><text:span text:style-name="T12"> <text:line-break/>Lino-Nr: </text:span><text:conditional-text text:condition="ooow:true" text:string-value-if-true="&quot;this.owner.id&quot;" text:string-value-if-false="">this.owner.id</text:conditional-text><text:line-break/><text:span text:style-name="T5">TIM:  </text:span><text:conditional-text text:condition="ooow:true" text:string-value-if-true="&quot;getattr(this.owner,'tim_id','')&quot;" text:string-value-if-false="">getattr(this.owner,'tim_id','')</text:conditional-text> <text:line-break/><text:span text:style-name="T5">GesDos:  </text:span><text:conditional-text text:condition="ooow:true" text:string-value-if-true="&quot;getattr(this.owner,'gesdos_id','')&quot;" text:string-value-if-false="">getattr(this.owner,'gesdos_id','')</text:conditional-text></text:p>
          </table:table-cell>
          <table:table-cell table:style-name="Tabelle1.A1" office:value-type="string">
            <text:p text:style-name="P17"><office:annotation><dc:creator>Gerd Xhonneux</dc:creator><dc:date>2011-01-07T10:40:43</dc:date><text:p text:style-name="P23"><text:span text:style-name="T16">do text </text:span></text:p><text:p text:style-name="P23"><text:span text:style-name="T16">from document(at=this.owner.get_image_path(),anchor="as-char")</text:span></text:p></office:annotation></text:p>
          </table:table-cell>
        </table:table-row>
      </table:table>
      <text:p text:style-name="P8"/>
      <text:p text:style-name="P12"><text:span text:style-name="T6">Geb</text:span><text:span text:style-name="T8">oren</text:span><text:span text:style-name="T10"> am </text:span><text:conditional-text text:condition="ooow:true" text:string-value-if-true="&quot;fds(this.owner .birth_date)&quot;" text:string-value-if-false="">fds(this.owner .birth_date)</text:conditional-text> <text:span text:style-name="T8">in</text:span><text:span text:style-name="T10"> </text:span><text:conditional-text text:condition="ooow:true" text:string-value-if-true="&quot;this.owner.birth_place&quot;" text:string-value-if-false="">this.owner.birth_place</text:conditional-text></text:p>
      <text:p text:style-name="P10"><text:span text:style-name="T8">Primäre </text:span><text:span text:style-name="T6">Adresse</text:span> : 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, 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7"><text:span text:style-name="T7">Sekundäre Adressen</text:span><text:span text:style-name="T11">:</text:span><text:span text:style-name="T11"><office:annotation><dc:creator>Luc Saffre</dc:creator><dc:date>2015-02-20T14:46:55</dc:date><text:list text:style-name=""><text:list-item><text:p text:style-name="P22"><text:span text:style-name="T15">do text if this.owner.addresses_by_partner.filter(primary=False).count()</text:span></text:p></text:list-item></text:list></office:annotation></text:span></text:p>
      <text:p text:style-name="P6"/>
      <text:list xml:id="list5984965511835294282" text:style-name="L16">
        <text:list-item>
          <text:p text:style-name="P20"><text:span text:style-name="T2">(</text:span><text:span text:style-name="T1"><text:conditional-text text:condition="ooow:true" text:string-value-if-true="&quot;addr.address_type&quot;" text:string-value-if-false="">addr.address_type</text:conditional-text></text:span><text:span text:style-name="T2">)</text:span><text:span text:style-name="T1"> </text:span><text:span text:style-name="T1"><office:annotation><dc:creator>Luc Saffre</dc:creator><dc:date>2015-02-20T13:05:43</dc:date><text:list text:style-name=""><text:list-item><text:p text:style-name="P22"><text:span text:style-name="T13">do text for addr in this.owner.addresses_by_partner.filter(primary=False)</text:span></text:p></text:list-item></text:list></office:annotation></text:span><text:span text:style-name="T1"><text:conditional-text text:condition="ooow:true" text:string-value-if-true="&quot;addr.address_location(', ')&quot;" text:string-value-if-false="">addr.address_location(', ')</text:conditional-text></text:span></text:p>
        </text:list-item>
      </text:list>
      <text:p text:style-name="P15"><text:span text:style-name="T3">Adressen</text:span><text:span text:style-name="T4">:</text:span></text:p>
      <text:p text:style-name="P14">(<text:span text:style-name="T10">addresses.Addresses</text:span>By<text:span text:style-name="T10">Partner</text:span>)<office:annotation><dc:creator>Luc Saffre</dc:creator><dc:date>2015-02-20T15:39:10</dc:date><text:list text:continue-numbering="true" text:style-name=""><text:list-item><text:p text:style-name="P22"><text:span text:style-name="T13">do text</text:span></text:p></text:list-item></text:list><text:p><text:span text:style-name="T13">from html(ar.show('addresses.AddressesByPartner', this.owner))</text:span></text:p></office:annotation></text:p>
      <text:p text:style-name="P13"><text:span text:style-name="T6">Bankkonten</text:span>:</text:p>
      <text:p text:style-name="P21">(sepa.AccountsByClient)<office:annotation><dc:creator>Luc Saffre</dc:creator><dc:date>2015-02-20T15:39:10</dc:date><text:list text:continue-numbering="true" text:style-name=""><text:list-item><text:p text:style-name="P22"><text:span text:style-name="T13">do text</text:span></text:p></text:list-item><text:list-item><text:p text:style-name="P22"><text:span text:style-name="T13">from html(ar.show('sepa.AccountsByClient', this.owner))</text:span></text:p></text:list-item></text:list></office:annotation> <office:annotation><dc:creator>Luc Saffre</dc:creator><dc:date>2015-05-26T21:32:29</dc:date><text:list text:continue-numbering="true" text:style-name=""><text:list-item><text:p text:style-name="P22"><text:span text:style-name="T13">do text if dd.is_installed('sepa')</text:span></text:p></text:list-item></text:list></office:annotation></text:p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9">Table Column Header</text:p>
          </table:table-cell>
          <table:table-cell office:value-type="string">
            <text:p text:style-name="P19">fdjkljkl</text:p>
          </table:table-cell>
        </table:table-row>
        <table:table-row>
          <table:table-cell office:value-type="string">
            <text:p text:style-name="P18">Table Contents</text:p>
          </table:table-cell>
          <table:table-cell office:value-type="string">
            <text:p text:style-name="P18">Note that this table will not be rendered. It is here so that you can change the properties of Table Column Header Style <office:annotation><dc:creator>Luc Saffre</dc:creator><dc:date>2012-06-11T23:30:21</dc:date><text:p><text:span text:style-name="T14">do table if False</text:span></text:p></office:annotation></text:p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2" fo:font-family="Arial" style:font-style-name="Normal" style:font-family-generic="swiss" style:font-pitch="variable" fo:font-size="10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Footer">
      <style:text-properties officeooo:paragraph-rsid="001ed8ce"/>
    </style:style>
    <style:style style:name="M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4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MP5" style:family="paragraph" style:parent-style-name="Standard">
      <style:text-properties officeooo:paragraph-rsid="001ed8c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3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4">Seite <text:page-number text:select-page="current">1</text:page-number> von <text:page-count>1</text:page-count><text:line-break/><text:date style:data-style-name="N106" text:date-value="2015-05-26T21:34:41.502918479">26/5/15</text:date> <text:time style:data-style-name="N41" text:time-value="2015-05-26T21:34:41.503039808">21:34:39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5-26T21:34:41.481091266</dc:date>
    <dc:creator>Luc Saffre</dc:creator>
    <meta:editing-duration>PT4H6M54S</meta:editing-duration>
    <meta:editing-cycles>53</meta:editing-cycles>
    <meta:generator>LibreOffice/4.2.8.2$Linux_x86 LibreOffice_project/420m0$Build-2</meta:generator>
    <meta:document-statistic meta:table-count="3" meta:image-count="0" meta:object-count="0" meta:page-count="1" meta:paragraph-count="17" meta:word-count="71" meta:character-count="703" meta:non-whitespace-character-count="643"/>
  </office:meta>
</office:document-meta>
</file>